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paragraph-rsid="00059267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059267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0830dc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08db9d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0a1d59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112fa0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1485fb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196120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19fcdd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1f03cf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1f1ff2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2226c8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23d969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2a3ace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3abc55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502e0e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fo:font-style="normal" style:text-underline-style="none" fo:font-weight="normal" officeooo:paragraph-rsid="0058e0ed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59267" officeooo:paragraph-rsid="00059267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fo:font-style="normal" style:text-underline-style="none" fo:font-weight="normal" officeooo:rsid="005b0831" officeooo:paragraph-rsid="005b0831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3333f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language="de" fo:country="DE" style:language-asian="zxx" style:country-asian="none" style:language-complex="zxx" style:country-complex="none"/>
    </style:style>
    <style:style style:name="P30" style:family="paragraph" style:parent-style-name="Standard">
      <style:paragraph-properties fo:text-align="start" style:justify-single-word="false"/>
      <style:text-properties style:text-outline="false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79850" officeooo:paragraph-rsid="001f1ff2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226c8" officeooo:paragraph-rsid="002226c8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319c6b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59267"/>
    </style:style>
    <style:style style:name="T3" style:family="text">
      <style:text-properties fo:color="#0000ff"/>
    </style:style>
    <style:style style:name="T4" style:family="text">
      <style:text-properties style:text-underline-style="none"/>
    </style:style>
    <style:style style:name="T5" style:family="text">
      <style:text-properties fo:color="#009999"/>
    </style:style>
    <style:style style:name="T6" style:family="text">
      <style:text-properties fo:color="#000000"/>
    </style:style>
    <style:style style:name="T7" style:family="text">
      <style:text-properties fo:color="#808080"/>
    </style:style>
    <style:style style:name="T8" style:family="text">
      <style:text-properties fo:color="#808080" officeooo:rsid="0049c632"/>
    </style:style>
    <style:style style:name="T9" style:family="text">
      <style:text-properties fo:color="#808080" officeooo:rsid="004c2015"/>
    </style:style>
    <style:style style:name="T10" style:family="text">
      <style:text-properties fo:color="#808080" officeooo:rsid="004d6dd3"/>
    </style:style>
    <style:style style:name="T11" style:family="text">
      <style:text-properties fo:color="#663399"/>
    </style:style>
    <style:style style:name="T12" style:family="text">
      <style:text-properties officeooo:rsid="0003ba9c"/>
    </style:style>
    <style:style style:name="T13" style:family="text">
      <style:text-properties officeooo:rsid="000563ee"/>
    </style:style>
    <style:style style:name="T14" style:family="text">
      <style:text-properties officeooo:rsid="00059267"/>
    </style:style>
    <style:style style:name="T15" style:family="text">
      <style:text-properties officeooo:rsid="00086b67"/>
    </style:style>
    <style:style style:name="T16" style:family="text">
      <style:text-properties officeooo:rsid="000bc26b"/>
    </style:style>
    <style:style style:name="T17" style:family="text">
      <style:text-properties officeooo:rsid="00103252"/>
    </style:style>
    <style:style style:name="T18" style:family="text">
      <style:text-properties officeooo:rsid="00105469"/>
    </style:style>
    <style:style style:name="T19" style:family="text">
      <style:text-properties officeooo:rsid="00112fa0"/>
    </style:style>
    <style:style style:name="T20" style:family="text">
      <style:text-properties officeooo:rsid="00179850"/>
    </style:style>
    <style:style style:name="T21" style:family="text">
      <style:text-properties officeooo:rsid="0019e8cc"/>
    </style:style>
    <style:style style:name="T22" style:family="text">
      <style:text-properties fo:font-weight="bold" officeooo:rsid="00179850" style:font-weight-asian="bold" style:font-weight-complex="bold"/>
    </style:style>
    <style:style style:name="T23" style:family="text">
      <style:text-properties fo:font-weight="bold" officeooo:rsid="003abc55" style:font-weight-asian="bold" style:font-weight-complex="bold"/>
    </style:style>
    <style:style style:name="T24" style:family="text">
      <style:text-properties officeooo:rsid="002226c8"/>
    </style:style>
    <style:style style:name="T25" style:family="text">
      <style:text-properties officeooo:rsid="0023d969"/>
    </style:style>
    <style:style style:name="T26" style:family="text">
      <style:text-properties officeooo:rsid="00266427"/>
    </style:style>
    <style:style style:name="T27" style:family="text">
      <style:text-properties officeooo:rsid="002894d3"/>
    </style:style>
    <style:style style:name="T28" style:family="text">
      <style:text-properties officeooo:rsid="0028eb24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2d8658" style:font-style-asian="italic" style:font-style-complex="italic"/>
    </style:style>
    <style:style style:name="T31" style:family="text">
      <style:text-properties fo:font-style="italic" officeooo:rsid="00266427" style:font-style-asian="italic" style:font-style-complex="italic"/>
    </style:style>
    <style:style style:name="T32" style:family="text">
      <style:text-properties fo:font-style="italic" officeooo:rsid="002894d3" style:font-style-asian="italic" style:font-style-complex="italic"/>
    </style:style>
    <style:style style:name="T33" style:family="text">
      <style:text-properties fo:font-style="italic" officeooo:rsid="0028eb24" style:font-style-asian="italic" style:font-style-complex="italic"/>
    </style:style>
    <style:style style:name="T34" style:family="text">
      <style:text-properties fo:font-style="italic" officeooo:rsid="00319c6b" style:font-style-asian="italic" style:font-style-complex="italic"/>
    </style:style>
    <style:style style:name="T35" style:family="text">
      <style:text-properties fo:font-style="italic" officeooo:rsid="00379dad" style:font-style-asian="italic" style:font-style-complex="italic"/>
    </style:style>
    <style:style style:name="T36" style:family="text">
      <style:text-properties fo:font-style="italic" officeooo:rsid="0057aac2" style:font-style-asian="italic" style:font-style-complex="italic"/>
    </style:style>
    <style:style style:name="T37" style:family="text">
      <style:text-properties fo:font-style="italic" officeooo:rsid="005912b9" style:font-style-asian="italic" style:font-style-complex="italic"/>
    </style:style>
    <style:style style:name="T38" style:family="text">
      <style:text-properties fo:font-style="italic" officeooo:rsid="005b3769" style:font-style-asian="italic" style:font-style-complex="italic"/>
    </style:style>
    <style:style style:name="T39" style:family="text">
      <style:text-properties officeooo:rsid="003088c4"/>
    </style:style>
    <style:style style:name="T40" style:family="text">
      <style:text-properties officeooo:rsid="0030faf7"/>
    </style:style>
    <style:style style:name="T41" style:family="text">
      <style:text-properties officeooo:rsid="00379dad"/>
    </style:style>
    <style:style style:name="T42" style:family="text">
      <style:text-properties officeooo:rsid="003be963"/>
    </style:style>
    <style:style style:name="T43" style:family="text">
      <style:text-properties officeooo:rsid="003e2402"/>
    </style:style>
    <style:style style:name="T44" style:family="text">
      <style:text-properties officeooo:rsid="003f2e0c"/>
    </style:style>
    <style:style style:name="T45" style:family="text">
      <style:text-properties officeooo:rsid="003fa1c9"/>
    </style:style>
    <style:style style:name="T46" style:family="text">
      <style:text-properties officeooo:rsid="00417bd1"/>
    </style:style>
    <style:style style:name="T47" style:family="text">
      <style:text-properties officeooo:rsid="00433df9"/>
    </style:style>
    <style:style style:name="T48" style:family="text">
      <style:text-properties officeooo:rsid="00451084"/>
    </style:style>
    <style:style style:name="T49" style:family="text">
      <style:text-properties officeooo:rsid="00452ed8"/>
    </style:style>
    <style:style style:name="T50" style:family="text">
      <style:text-properties officeooo:rsid="004649f9"/>
    </style:style>
    <style:style style:name="T51" style:family="text">
      <style:text-properties officeooo:rsid="004c2015"/>
    </style:style>
    <style:style style:name="T52" style:family="text">
      <style:text-properties officeooo:rsid="0050c68c"/>
    </style:style>
    <style:style style:name="T53" style:family="text">
      <style:text-properties officeooo:rsid="0054e292"/>
    </style:style>
    <style:style style:name="T54" style:family="text">
      <style:text-properties officeooo:rsid="0055b600"/>
    </style:style>
    <style:style style:name="T55" style:family="text">
      <style:text-properties officeooo:rsid="0057aac2"/>
    </style:style>
    <style:style style:name="T56" style:family="text">
      <style:text-properties officeooo:rsid="00607ec7"/>
    </style:style>
    <style:style style:name="T57" style:family="text">
      <style:text-properties officeooo:rsid="005b67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ing Lua-Api in AllTheHaxx</text:p>
      <text:p text:style-name="P1"/>
      <text:p text:style-name="P5">by xush', Henritees &amp; Furo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Disclaimer</text:p>
      <text:p text:style-name="P5"/>
      <text:p text:style-name="P6">Please note that this is not a 100% <text:span text:style-name="T12">complete</text:span> Lua tutorial with anything you need to get a professional programmer, this is simply some basic stuff for people who are interested in doing some scripts in the AllTheHaxx-Client. You will find some basic Lua-Tutorials for the general Lua language, tutorials how the API works, how to implement your own scripts and a lineup of all available Lua commands for the Teeworldsclient.</text:p>
      <text:p text:style-name="P6"/>
      <text:p text:style-name="P6">WE ARE NOT RESPONSIBLE IF YOU GET BANNED FROM ANY SERVER BY A RAGING ADMIN DUE TO AN ANNOYING SCRIPT DONE BY YOURSELF (and not for any of our scripts either...)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This tutorial is not finished yet, so always check for updates if you need it. If you find an error</text:p>
      <text:p text:style-name="P5">in this tutorial or if anything is unclear and you would like to see this better explained then please</text:p>
      <text:p text:style-name="P5">contact the modderteam.</text:p>
      <text:p text:style-name="P5"/>
      <text:p text:style-name="P5">Further support &amp; fastest contact:</text:p>
      <text:p text:style-name="P5">IRC: irc.quakenet.net -&gt; Channel : AllTheHaxx</text:p>
      <text:p text:style-name="P5"/>
      <text:p text:style-name="P5"/>
      <text:p text:style-name="P5">or simply use the IRC Api in the client</text:p>
      <text:p text:style-name="P5">(F5 -&gt; Join)</text:p>
      <text:p text:style-name="P5"/>
      <text:p text:style-name="P5">Version 0.1</text:p>
      <text:p text:style-name="P3"><text:soft-page-break/>0) Getting started : FAQ</text:p>
      <text:p text:style-name="P3"/>
      <text:p text:style-name="P9">What is Lua? </text:p>
      <text:p text:style-name="P9"><text:tab/>Lua is a dynamic scriptlanguage which can be embedded in other discrete programs. It <text:tab/>allows<text:tab/>to run external Lua-Scripts in the program through an embedded </text:p>
      <text:p text:style-name="P9"><text:tab/>Just-In-Time-Compiler (because we use LuaJIT, normal Lua only offers an interpreter).</text:p>
      <text:p text:style-name="P9"/>
      <text:p text:style-name="P9">What do I need?</text:p>
      <text:p text:style-name="P9"><text:tab/>Through downloading the AllTheHaxx client the first step is already done.</text:p>
      <text:p text:style-name="P9"><text:tab/>We suggest to use a Lua-capable editor (notepad++, any IDE editor, <text:span text:style-name="T1">no standard windows </text:span><text:tab/><text:span text:style-name="T1">editor!!11eleven).</text:span> Also reading this tutorial is really helpful (if not vital; experienced <text:tab/>programmer can read through it fast tho)</text:p>
      <text:p text:style-name="P9"/>
      <text:p text:style-name="P9">What can I do with Lua?</text:p>
      <text:p text:style-name="P9"><text:tab/>We implemented Lua in our script in a way that you can do as many stuff as possible.</text:p>
      <text:p text:style-name="P9"><text:tab/>You can mess around in the LuaConsole (F6) or write your own functions, scripts etc...</text:p>
      <text:p text:style-name="P9"/>
      <text:p text:style-name="P9">How is the system set up?</text:p>
      <text:p text:style-name="P9"><text:tab/>You can write your own functions or scripts in .lua files and run them through our Lua-GUI <text:tab/>in the settings or you can write local functions in the LuaConsole (they won't be saved on <text:tab/>closing the client!).</text:p>
      <text:p text:style-name="P9"><text:tab/>Each .lua file has their own "LuaSpace", that means it doesn't clash with other scripts in any <text:tab/>way.</text:p>
      <text:p text:style-name="P9"><text:tab/>In our system you can simply bind your written Lua-Functions to an Ingame-Event, such as<text:tab/>OnTick, which is called every 50 times per second by the client.</text:p>
      <text:p text:style-name="P9"><text:tab/>Please note : We, the devs, must implement all Ingame-Functions to the Lua-API, so it might<text:tab/>occur that there is no specific function for your needs provided, in that case contact the devs<text:tab/>through skype or our QuakeNet Channel. Anyway, we try to implement as much updates<text:tab/>with new necessary Lua-Functions as possible.</text:p>
      <text:p text:style-name="P9"/>
      <text:p text:style-name="P9">Positive:</text:p>
      <text:p text:style-name="P9"><text:tab/>No recompilation needed</text:p>
      <text:p text:style-name="P9"><text:tab/>You don't need to know C++ or any <text:span text:style-name="T13">T</text:span>eeworlds related coding stuff</text:p>
      <text:p text:style-name="P9"><text:tab/>Your written Lua-Stuff won't (usually) crash your client; error messages are printed in <text:tab/>Teeworld's console</text:p>
      <text:p text:style-name="P9"/>
      <text:p text:style-name="P9">Negative: </text:p>
      <text:p text:style-name="P9"><text:tab/>You won't be able to rewrite the whole client to a new thing, you can only change the things<text:tab/>that are offered to change.</text:p>
      <text:p text:style-name="P9"><text:tab/>You have to read through this documentation.</text:p>
      <text:p text:style-name="P9"><text:tab/>You have to read through this documentation accurate if you can't programm at all, <text:span text:style-name="T12">and we <text:tab/>also recommend to checkout another Lua as this one is far from complete (there are great <text:tab/>videos!)</text:span>.</text:p>
      <text:p text:style-name="P9"/>
      <text:p text:style-name="P9"/>
      <text:p text:style-name="P9"/>
      <text:p text:style-name="P9"/>
      <text:p text:style-name="P9"/>
      <text:p text:style-name="P9"/>
      <text:p text:style-name="P9"><text:tab/></text:p>
      <text:p text:style-name="P4"/>
      <text:p text:style-name="P3"><text:soft-page-break/></text:p>
      <text:p text:style-name="P3">1) Basic Lua Programming</text:p>
      <text:p text:style-name="P3"/>
      <text:p text:style-name="P3"/>
      <text:p text:style-name="P9">In this chapter I will explain you the basic Lua-Syntax (no API-Stuff yet!); if you are new to programming in general you should start reading from here; the rest can just look at the syntax and continue :).</text:p>
      <text:p text:style-name="P9"/>
      <text:p text:style-name="P6">1.1 Variables</text:p>
      <text:p text:style-name="P6"/>
      <text:p text:style-name="P9"><text:tab/>Variables are used generally to store and read data in any way. That's all, Lua is dynamic,</text:p>
      <text:p text:style-name="P9"><text:tab/>this means there are no datatypes etc., so you don't need to mind anything.</text:p>
      <text:p text:style-name="P9"/>
      <text:p text:style-name="P9"><text:tab/><text:span text:style-name="T1">Variables must start with a letter and should indicite what they are storing by their name.</text:span></text:p>
      <text:p text:style-name="P9"/>
      <text:p text:style-name="P9"><text:tab/><text:tab/>x = 10<text:tab/><text:tab/>→ the number 10 is now stored in the variable x :)</text:p>
      <text:p text:style-name="P9"><text:tab/><text:tab/>y = <text:span text:style-name="T7">"Text"</text:span><text:tab/>→ y is now "Text"</text:p>
      <text:p text:style-name="P9"><text:tab/><text:tab/>x = y<text:tab/><text:tab/>→ x is now the same as y<text:tab/>→ <text:s text:c="3"/>x is now "Text"</text:p>
      <text:p text:style-name="P9"/>
      <text:p text:style-name="P9"><text:tab/>In General you can store anything you want in variables in Lua, no need to say anymore.</text:p>
      <text:p text:style-name="P9"/>
      <text:p text:style-name="P9"><text:tab/>Valid operators for variables (and general)</text:p>
      <text:p text:style-name="P9"><text:tab/><text:tab/></text:p>
      <text:p text:style-name="P9"><text:tab/><text:tab/>Mathemathical : +, - , *, /, =</text:p>
      <text:p text:style-name="P9"/>
      <text:p text:style-name="P9"/>
      <text:p text:style-name="P6">1.2 Functions</text:p>
      <text:p text:style-name="P6"/>
      <text:p text:style-name="P9"><text:tab/>Functions are a seperate part of a script, they only do their stuff if <text:span text:style-name="T1">you call them.</text:span> Else they <text:tab/>won't do anything. </text:p>
      <text:p text:style-name="P9"><text:tab/>Functions can get some input-variables (so called 'parameter') and <text:span text:style-name="T1">can return</text:span> one value or<text:tab/>in internal in Lua multiple values (but this is usually not needed).</text:p>
      <text:p text:style-name="P9"/>
      <text:p text:style-name="P9"><text:tab/>The main body of a function looks like this :</text:p>
      <text:p text:style-name="P9"/>
      <text:p text:style-name="P9"><text:tab/><text:tab/><text:span text:style-name="T3">function</text:span> Name (Parameter)</text:p>
      <text:p text:style-name="P9"><text:tab/><text:tab/><text:tab/>Stuff to do....</text:p>
      <text:p text:style-name="P9"><text:tab/><text:tab/><text:tab/>optional : <text:span text:style-name="T3">return</text:span> something</text:p>
      <text:p text:style-name="P9"><text:tab/><text:tab/><text:span text:style-name="T3">end</text:span></text:p>
      <text:p text:style-name="P9"/>
      <text:p text:style-name="P9"><text:tab/></text:p>
      <text:p text:style-name="P9"><text:tab/>Example:</text:p>
      <text:p text:style-name="P9"/>
      <text:p text:style-name="P9"><text:tab/><text:span text:style-name="T3">function</text:span> Sum(number1, number2)</text:p>
      <text:p text:style-name="P9"><text:tab/><text:tab/>numbersum = number1 + number2</text:p>
      <text:p text:style-name="P9"><text:tab/><text:tab/><text:span text:style-name="T3">return</text:span> numbersum</text:p>
      <text:p text:style-name="P9"><text:tab/><text:span text:style-name="T3">end</text:span></text:p>
      <text:p text:style-name="P9"/>
      <text:p text:style-name="P9"/>
      <text:p text:style-name="P9"/>
      <text:p text:style-name="P9"><text:soft-page-break/></text:p>
      <text:p text:style-name="P9"/>
      <text:p text:style-name="P9"><text:tab/>As stated, this won't do anything on its own: <text:span text:style-name="T1">You need to call the function.</text:span> This can be<text:tab/><text:tab/>achieved like this : </text:p>
      <text:p text:style-name="P9"/>
      <text:p text:style-name="P9"><text:tab/>x = 5</text:p>
      <text:p text:style-name="P9"><text:tab/>y = 10</text:p>
      <text:p text:style-name="P9"><text:tab/>sum = Sum(x, y)<text:tab/>→ the function is called, sums both numbers and returns 15; this <text:tab/><text:tab/><text:tab/><text:tab/><text:tab/><text:tab/> number then is stored in the variable 'sum'.</text:p>
      <text:p text:style-name="P9"/>
      <text:p text:style-name="P9"><text:tab/><text:span text:style-name="T3">function</text:span> helloworld()<text:tab/><text:tab/>→ no parameters!</text:p>
      <text:p text:style-name="P9"><text:tab/><text:tab/><text:span text:style-name="T5">print(</text:span><text:span text:style-name="T7">"Hello world!"</text:span>)</text:p>
      <text:p text:style-name="P9"><text:tab/><text:span text:style-name="T3">end</text:span></text:p>
      <text:p text:style-name="P9"/>
      <text:p text:style-name="P9"><text:tab/>This simply prints "Hello world!" in the Teeworlds-Console.</text:p>
      <text:p text:style-name="P9"/>
      <text:p text:style-name="P9"><text:tab/>Call : helloworld()</text:p>
      <text:p text:style-name="P9"/>
      <text:p text:style-name="P9"/>
      <text:p text:style-name="P9"/>
      <text:p text:style-name="P6">1.3 The if-statement</text:p>
      <text:p text:style-name="P9"/>
      <text:p text:style-name="P9"><text:tab/>This statement is important when you want something to be done <text:span text:style-name="T1">when something is valid.</text:span></text:p>
      <text:p text:style-name="P6"/>
      <text:p text:style-name="P9"><text:tab/>Send a chatmessage when someone says something in the chat, quit the game if you died 5<text:tab/>times etc. etc....</text:p>
      <text:p text:style-name="P9"/>
      <text:p text:style-name="P9"><text:tab/>General syntax:</text:p>
      <text:p text:style-name="P9"/>
      <text:p text:style-name="P9"><text:tab/><text:span text:style-name="T3">if</text:span> Statement <text:span text:style-name="T3">then</text:span></text:p>
      <text:p text:style-name="P9"><text:tab/><text:tab/>do stuff...</text:p>
      <text:p text:style-name="P9"><text:tab/><text:span text:style-name="T3">end</text:span></text:p>
      <text:p text:style-name="P9"/>
      <text:p text:style-name="P9"><text:tab/>Statements are usually comparisons of variables, numbers, texts, returnvalues from functions<text:tab/>or anything else.</text:p>
      <text:p text:style-name="P9"/>
      <text:p text:style-name="P9">Operators:</text:p>
      <text:p text:style-name="P9"><text:tab/><text:tab/></text:p>
      <text:p text:style-name="P9"><text:tab/>=<text:span text:style-name="T3">=</text:span><text:tab/>→ this operator in an statement returns true if the data left and right of the <text:tab/><text:tab/><text:tab/>operator has <text:span text:style-name="T1">the same value</text:span>!</text:p>
      <text:p text:style-name="P9"/>
      <text:p text:style-name="P9"><text:tab/><text:tab/>x = 10<text:tab/><text:tab/>→ x is now assumed as 10 in any other examples!</text:p>
      <text:p text:style-name="P9"/>
      <text:p text:style-name="P9"><text:tab/><text:tab/><text:span text:style-name="T3">if</text:span> x <text:span text:style-name="T3">==</text:span> 5 then</text:p>
      <text:p text:style-name="P9"><text:tab/><text:tab/><text:tab/><text:span text:style-name="T5">print</text:span>(<text:span text:style-name="T7">"x is 5!"</text:span>)</text:p>
      <text:p text:style-name="P9"><text:tab/><text:tab/><text:span text:style-name="T3">end</text:span></text:p>
      <text:p text:style-name="P9"/>
      <text:p text:style-name="P9"><text:tab/><text:tab/>→ this is a false statement, because x is declared as 10 and 10 is not 5, so the print<text:tab/><text:tab/>function will <text:span text:style-name="T1">not be called.</text:span></text:p>
      <text:p text:style-name="P9"/>
      <text:p text:style-name="P9"/>
      <text:p text:style-name="P9"/>
      <text:p text:style-name="P9"><text:soft-page-break/></text:p>
      <text:p text:style-name="P9"/>
      <text:p text:style-name="P9"><text:tab/><text:tab/>In contrast:</text:p>
      <text:p text:style-name="P9"/>
      <text:p text:style-name="P9"><text:tab/><text:tab/><text:span text:style-name="T3">if</text:span> x == 10<text:span text:style-name="T3"> then</text:span></text:p>
      <text:p text:style-name="P9"><text:tab/><text:tab/><text:tab/><text:span text:style-name="T5">print</text:span>(<text:span text:style-name="T7">"Yey, x is 10!"</text:span>)</text:p>
      <text:p text:style-name="P9"><text:tab/><text:tab/><text:span text:style-name="T3">end</text:span></text:p>
      <text:p text:style-name="P9"/>
      <text:p text:style-name="P9"><text:tab/><text:tab/>→ this is a true statement because x is declared as 10 and 10 = 10, so you will find a<text:tab/><text:tab/>nice message in your console by the print function :)</text:p>
      <text:p text:style-name="P9"/>
      <text:p text:style-name="P9"><text:tab/><text:tab/><text:span text:style-name="T3">if</text:span> x == "text" <text:span text:style-name="T3">then</text:span> <text:s text:c="8"/>works also equally</text:p>
      <text:p text:style-name="P9"><text:tab/><text:tab/><text:tab/></text:p>
      <text:p text:style-name="P9"><text:tab/></text:p>
      <text:p text:style-name="P9"/>
      <text:p text:style-name="P9"/>
      <text:p text:style-name="P9"><text:tab/>~=<text:tab/>→ this operator is the opposite of ==, it will return true if the equation is <text:span text:style-name="T1">not equal.</text:span></text:p>
      <text:p text:style-name="P6"/>
      <text:p text:style-name="P9"><text:tab/><text:tab/>i<text:span text:style-name="T3">f</text:span> x ~= 50 <text:span text:style-name="T3">then </text:span></text:p>
      <text:p text:style-name="P9"><text:tab/><text:tab/><text:tab/>...</text:p>
      <text:p text:style-name="P9"><text:tab/><text:tab/><text:span text:style-name="T3">end</text:span></text:p>
      <text:p text:style-name="P9"/>
      <text:p text:style-name="P9"><text:tab/><text:tab/>→ this return true, because x is declared as 10 and 10 is not 50.</text:p>
      <text:p text:style-name="P9"/>
      <text:p text:style-name="P9"/>
      <text:p text:style-name="P9"><text:tab/>&gt;<text:tab/>→ returns true if the left argument is higher than the right</text:p>
      <text:p text:style-name="P9"/>
      <text:p text:style-name="P9"><text:tab/><text:tab/><text:span text:style-name="T3">if</text:span> x &gt; 5 <text:span text:style-name="T6">t</text:span><text:span text:style-name="T3">hen</text:span><text:span text:style-name="T6"><text:tab/>→ true, because 10&gt;5</text:span></text:p>
      <text:p text:style-name="P28"/>
      <text:p text:style-name="P9"><text:tab/>&gt;=<text:tab/>→ returns <text:span text:style-name="T3">true</text:span> if the left argument is higher or equal to the right argument</text:p>
      <text:p text:style-name="P9"/>
      <text:p text:style-name="P9"><text:tab/>&lt;, (&lt;=)<text:tab/>→ opposite of the &gt; operator, return <text:span text:style-name="T3">true</text:span> if the right argument is higher (or equal)</text:p>
      <text:p text:style-name="P9"/>
      <text:p text:style-name="P9">Additional keywords:</text:p>
      <text:p text:style-name="P9"/>
      <text:p text:style-name="P9"><text:tab/><text:span text:style-name="T3">not</text:span> : This will negate the next statement, so if the next statement is t<text:span text:style-name="T3">rue</text:span>, it will <text:s/>now be <text:span text:style-name="T3">false</text:span>;<text:tab/><text:tab/>a <text:span text:style-name="T3">false</text:span> statement will become true!</text:p>
      <text:p text:style-name="P9"/>
      <text:p text:style-name="P9"><text:tab/><text:tab/><text:span text:style-name="T3">if not</text:span> x == 10 <text:span text:style-name="T3">then</text:span></text:p>
      <text:p text:style-name="P9"><text:tab/><text:tab/><text:tab/>→ this will <text:span text:style-name="T3">return false</text:span>, because x = 10, so the inner statement is <text:span text:style-name="T3">true</text:span> and <text:tab/><text:tab/><text:tab/>thus, negated, will become <text:span text:style-name="T3">false</text:span>; the code in the scope won't be executed.</text:p>
      <text:p text:style-name="P9"/>
      <text:p text:style-name="P9"><text:tab/><text:span text:style-name="T3">and</text:span> : This is used to stick some statements together. Every part-statement must be true to get <text:tab/><text:tab/>the code in the scope executed.</text:p>
      <text:p text:style-name="P9"/>
      <text:p text:style-name="P9"><text:tab/><text:tab/><text:span text:style-name="T3">if </text:span>x &gt; 5 <text:span text:style-name="T3">and</text:span> x &lt; 15 <text:span text:style-name="T3">then</text:span></text:p>
      <text:p text:style-name="P9"><text:tab/><text:tab/><text:tab/>→ this will return true altogether, because 10&gt;5 and also 10&lt;15</text:p>
      <text:p text:style-name="P9"/>
      <text:p text:style-name="P9"><text:tab/><text:span text:style-name="T3">or</text:span>:<text:tab/>This is also used to stick statements together but now only one of them must be true</text:p>
      <text:p text:style-name="P9"><text:tab/><text:tab/>(the rest doesn't matter at all!)</text:p>
      <text:p text:style-name="P9"/>
      <text:p text:style-name="P9"><text:tab/><text:tab/><text:span text:style-name="T3">if</text:span> x == 10 <text:span text:style-name="T3">or</text:span> x == 100 <text:span text:style-name="T3">then</text:span></text:p>
      <text:p text:style-name="P9"><text:soft-page-break/><text:tab/><text:tab/><text:tab/>→ this will return <text:span text:style-name="T3">true</text:span> altogether because x == 10 is <text:span text:style-name="T3">true</text:span>, so it doesn't matter<text:tab/><text:tab/><text:tab/>if x is also 100</text:p>
      <text:p text:style-name="P6">1.4 Loops</text:p>
      <text:p text:style-name="P6"/>
      <text:p text:style-name="P9"><text:tab/>After understanding some statements which can be true or false we can switch over to loops.</text:p>
      <text:p text:style-name="P9"/>
      <text:p text:style-name="P9"><text:tab/>There are 3 types of loops:</text:p>
      <text:p text:style-name="P9"/>
      <text:p text:style-name="P9"><text:tab/><text:span text:style-name="T3">for</text:span> :</text:p>
      <text:p text:style-name="P9"><text:tab/><text:tab/></text:p>
      <text:p text:style-name="P9"><text:tab/><text:tab/>This loop runs a specific amount of times, e.g. 5, 10, 50, 10000000000.</text:p>
      <text:p text:style-name="P9"/>
      <text:p text:style-name="P9"><text:tab/><text:tab/>Syntax :<text:tab/></text:p>
      <text:p text:style-name="P9"/>
      <text:p text:style-name="P9"><text:tab/><text:tab/><text:tab/><text:span text:style-name="T3">for</text:span> CounterVariable=Start, End, Stepsize <text:span text:style-name="T3">do</text:span></text:p>
      <text:p text:style-name="P9"><text:tab/><text:tab/><text:tab/><text:tab/>stuff...</text:p>
      <text:p text:style-name="P9"><text:tab/><text:tab/><text:tab/><text:span text:style-name="T3">end</text:span></text:p>
      <text:p text:style-name="P9"/>
      <text:p text:style-name="P9"><text:tab/><text:tab/>CounterVariable is a variable which contains the actual counted iteration. You can <text:tab/><text:tab/>use this variable in this loop, not outside!</text:p>
      <text:p text:style-name="P9"/>
      <text:p text:style-name="P9"><text:tab/><text:tab/>Start is the start number, most of the times 0, but you can start higher or lower.</text:p>
      <text:p text:style-name="P9"/>
      <text:p text:style-name="P9"><text:tab/><text:tab/>End is the final iteration. If CounterVariable == End then this loop is finished and <text:tab/><text:tab/>the script moves over to the next commands.</text:p>
      <text:p text:style-name="P9"/>
      <text:p text:style-name="P9"><text:tab/><text:tab/>StepSize : This number specifies the stepsize of the CounterVariable, so if StepSize is <text:tab/><text:tab/>1 then the CounterVariable will be increased by 1 after each iteration.</text:p>
      <text:p text:style-name="P9"/>
      <text:p text:style-name="P9"><text:tab/><text:tab/><text:span text:style-name="T3">do</text:span> : This is a necessary keyword to symbolize Lua the start of this loop. Such as end<text:tab/><text:tab/>represents the endpoint of the loop.</text:p>
      <text:p text:style-name="P9"/>
      <text:p text:style-name="P9"><text:tab/><text:tab/>=&gt; <text:span text:style-name="T3">for</text:span> i = 0, 15, 1 <text:span text:style-name="T3">do</text:span></text:p>
      <text:p text:style-name="P9"><text:tab/><text:tab/><text:tab/>stuff...</text:p>
      <text:p text:style-name="P9"><text:tab/><text:tab/> <text:s text:c="4"/><text:span text:style-name="T3">end</text:span></text:p>
      <text:p text:style-name="P9"/>
      <text:p text:style-name="P9"/>
      <text:p text:style-name="P9"><text:tab/><text:span text:style-name="T3">while</text:span>:</text:p>
      <text:p text:style-name="P9"><text:tab/><text:tab/>This loop runs as long as the statement is true. If the statement gets false, then this <text:tab/><text:tab/>loop is finished.</text:p>
      <text:p text:style-name="P9"/>
      <text:p text:style-name="P9"><text:tab/><text:tab/>Syntax:</text:p>
      <text:p text:style-name="P9"><text:tab/><text:tab/></text:p>
      <text:p text:style-name="P9"><text:tab/><text:tab/><text:tab/><text:span text:style-name="T3">while</text:span>(Statement)</text:p>
      <text:p text:style-name="P9"><text:tab/><text:tab/><text:tab/><text:tab/>stuff...</text:p>
      <text:p text:style-name="P9"><text:tab/><text:tab/><text:tab/><text:span text:style-name="T3">end</text:span></text:p>
      <text:p text:style-name="P9"/>
      <text:p text:style-name="P9"><text:tab/><text:tab/>Statement can be anything as in chapter 1.3.</text:p>
      <text:p text:style-name="P9"/>
      <text:p text:style-name="P9"><text:tab/><text:tab/>Please note : With this loop (and in for) it is possible to create a (wanted or <text:tab/><text:tab/><text:tab/>unwanted) infinite loop. Our system runs Lua in normal routines, so you should not <text:tab/><text:tab/>create any infinite loops or any loop which has a long time to work on or else the <text:soft-page-break/><text:tab/><text:tab/>client will hang itself in this loop =&gt; You need to restart your client.</text:p>
      <text:p text:style-name="P9"/>
      <text:p text:style-name="P9"><text:tab/><text:span text:style-name="T3">do</text:span>: </text:p>
      <text:p text:style-name="P9"><text:tab/><text:tab/>This is mostly the same as the while-loop and is usually not used, so this loop is <text:tab/><text:tab/><text:tab/>skipped. Sry.</text:p>
      <text:p text:style-name="P9"/>
      <text:p text:style-name="P9">Additional loopkeywords : </text:p>
      <text:p text:style-name="P9"/>
      <text:p text:style-name="P9"><text:tab/><text:span text:style-name="T3">break</text:span>: </text:p>
      <text:p text:style-name="P9"><text:tab/><text:tab/>→This keyword ends the actual loop instantly. Logically it should appear after an <text:tab/><text:tab/>if-statement, or else the loop doesn't work how it should :D</text:p>
      <text:p text:style-name="P9"/>
      <text:p text:style-name="P9"><text:tab/><text:span text:style-name="T3">continue</text:span>:</text:p>
      <text:p text:style-name="P9"><text:tab/><text:tab/>→This keyword skips the rest of the actual iteration and thus, the next iteration is <text:tab/><text:tab/>started now. This means, a CounterVariable in for gets increased etc.</text:p>
      <text:p text:style-name="P9"/>
      <text:p text:style-name="P6">1.5 Additional Lua-intern commands &amp; libraries</text:p>
      <text:p text:style-name="P9"/>
      <text:p text:style-name="P9"/>
      <text:p text:style-name="P9"><text:tab/>print : This function prints anything you give it as parameters in Teeworld's console.</text:p>
      <text:p text:style-name="P9"><text:tab/><text:tab/>(It prints in the LuaConsole directly if used in the LuaConsole).</text:p>
      <text:p text:style-name="P9"/>
      <text:p text:style-name="P9"><text:tab/><text:tab/><text:span text:style-name="T5">print</text:span>(<text:span text:style-name="T7">"Hi"</text:span>) → prints Hi</text:p>
      <text:p text:style-name="P9"><text:tab/><text:tab/><text:span text:style-name="T5">print</text:span>(5)<text:tab/>prints 5</text:p>
      <text:p text:style-name="P9"><text:tab/><text:tab/><text:span text:style-name="T5">print</text:span>(x)<text:tab/>prints the value of x (in this case 10)</text:p>
      <text:p text:style-name="P9"/>
      <text:p text:style-name="P9"/>
      <text:p text:style-name="P9"><text:tab/>string-library : </text:p>
      <text:p text:style-name="P9"/>
      <text:p text:style-name="P9"><text:tab/><text:tab/>This library provides some basic functions to use on strings ("textlines").</text:p>
      <text:p text:style-name="P9"/>
      <text:p text:style-name="P9"><text:tab/><text:tab/>I won't tell you that much about it, only the most needed stuff.</text:p>
      <text:p text:style-name="P9"/>
      <text:p text:style-name="P9"><text:tab/><text:tab/>Usage : </text:p>
      <text:p text:style-name="P9"><text:tab/><text:tab/><text:tab/>You can use string.command(Variable to be used, Parameter...)</text:p>
      <text:p text:style-name="P9"/>
      <text:p text:style-name="P9"><text:tab/><text:tab/><text:tab/>or</text:p>
      <text:p text:style-name="P9"/>
      <text:p text:style-name="P9"><text:tab/><text:tab/><text:tab/>Variable:command(Parameter).</text:p>
      <text:p text:style-name="P9"/>
      <text:p text:style-name="P9"><text:tab/><text:tab/></text:p>
      <text:p text:style-name="P9"><text:tab/><text:tab/>Often needed commands for Teeworlds:</text:p>
      <text:p text:style-name="P9"/>
      <text:p text:style-name="P9"><text:tab/><text:tab/>Text = <text:span text:style-name="T7">"Teeworlds in Lua rocks!"</text:span></text:p>
      <text:p text:style-name="P9"/>
      <text:p text:style-name="P9"><text:tab/><text:tab/>Text:<text:span text:style-name="T11">find</text:span>(<text:span text:style-name="T7">"Lua"</text:span>)<text:tab/>→ this returns the position of "Lua" in Text(and thus true for</text:p>
      <text:p text:style-name="P9"><text:tab/><text:tab/><text:tab/><text:tab/><text:tab/><text:tab/>the keyword if).</text:p>
      <text:p text:style-name="P9"/>
      <text:p text:style-name="P9"><text:tab/><text:tab/>Text:<text:span text:style-name="T11">gsub</text:span>(<text:span text:style-name="T7">"Teeworlds"</text:span>, <text:span text:style-name="T7">"Worldtee"</text:span>) → this replaces simply all "Teeworlds" with </text:p>
      <text:p text:style-name="P9"><text:tab/><text:tab/><text:tab/><text:tab/><text:tab/><text:tab/><text:tab/><text:tab/>"Worldtee"</text:p>
      <text:p text:style-name="P9"/>
      <text:p text:style-name="P9"/>
      <text:p text:style-name="P9"><text:soft-page-break/></text:p>
      <text:p text:style-name="P6"><text:span text:style-name="T4">For further information visit : </text:span><text:a xlink:type="simple" xlink:href="http://lua-users.org/wiki/StringLibraryTutorial" text:style-name="Internet_20_link">http://lua-users.org/wiki/StringLibraryTutorial</text:a><text:span text:style-name="T4"> or Google</text:span></text:p>
      <text:p text:style-name="P3">2) Setting up a script</text:p>
      <text:p text:style-name="P3"/>
      <text:p text:style-name="P8">2.1 <text:span text:style-name="T39">– </text:span>General</text:p>
      <text:p text:style-name="P9"/>
      <text:p text:style-name="P9"><text:tab/>Now you know what a function is, what variables are and other useful stuff. Now we can <text:tab/>start writing our scripts.</text:p>
      <text:p text:style-name="P9"/>
      <text:p text:style-name="P9"><text:tab/>In general a script is made out of 2 parts :</text:p>
      <text:p text:style-name="P9"/>
      <text:p text:style-name="P9"><text:tab/><text:tab/>1. One or multiple functions which do the main work of the script.</text:p>
      <text:p text:style-name="P9"><text:tab/><text:tab/></text:p>
      <text:p text:style-name="P9"><text:tab/><text:tab/>2. Variables which are used for all functions of that script outside of any function, <text:tab/><text:tab/> <text:s text:c="3"/>usually at the top/start of the script</text:p>
      <text:p text:style-name="P9"><text:tab/><text:tab/> <text:s text:c="2"/>+ some functions needed to initialize the script.</text:p>
      <text:p text:style-name="P9"/>
      <text:p text:style-name="P9"/>
      <text:p text:style-name="P9"/>
      <text:p text:style-name="P9"><text:tab/>Example:</text:p>
      <text:p text:style-name="P9"><text:tab/><text:tab/>x = 0<text:tab/><text:tab/><text:tab/><text:tab/>--we initialize x for all functions</text:p>
      <text:p text:style-name="P9"/>
      <text:p text:style-name="P9"><text:tab/><text:tab/>a()<text:tab/><text:tab/><text:tab/><text:tab/>--we initialize the script here by calling the function a()</text:p>
      <text:p text:style-name="P9"/>
      <text:p text:style-name="P9"><text:tab/><text:tab/><text:span text:style-name="T3">function</text:span> a()<text:tab/><text:tab/><text:tab/>--do something with x</text:p>
      <text:p text:style-name="P9"><text:tab/><text:tab/><text:tab/>x = x+5</text:p>
      <text:p text:style-name="P9"/>
      <text:p text:style-name="P9"><text:tab/><text:tab/><text:tab/>b()</text:p>
      <text:p text:style-name="P9"><text:tab/><text:tab/><text:span text:style-name="T3">end</text:span></text:p>
      <text:p text:style-name="P9"/>
      <text:p text:style-name="P9"><text:tab/><text:tab/><text:span text:style-name="T3">function</text:span> b()</text:p>
      <text:p text:style-name="P9"><text:tab/><text:tab/><text:tab/><text:span text:style-name="T5">print(</text:span>x)</text:p>
      <text:p text:style-name="P9"><text:tab/><text:tab/><text:span text:style-name="T3">end</text:span></text:p>
      <text:p text:style-name="P9"/>
      <text:p text:style-name="P9"><text:tab/>In the end the following will happen :</text:p>
      <text:p text:style-name="P9"><text:tab/><text:tab/>x = 0 <text:s text:c="2"/>=&gt; function a is called, it increases x by 5 (x is 5 now) and calls b().</text:p>
      <text:p text:style-name="P9"><text:tab/><text:tab/>b() then simply prints 5 in the console.</text:p>
      <text:p text:style-name="P9"/>
      <text:p text:style-name="P9"><text:tab/><text:tab/>Though neither a() nor b() have gotten the variable x as parameters they can acces it<text:tab/><text:tab/>because x is available for both, a() and b() (and any other function in this file...).</text:p>
      <text:p text:style-name="P9"><text:tab/><text:tab/><text:tab/>=&gt; x is global for both functions.</text:p>
      <text:p text:style-name="P9"/>
      <text:p text:style-name="P9">Extra : The keyword '<text:span text:style-name="T3">local</text:span>'</text:p>
      <text:p text:style-name="P9"/>
      <text:p text:style-name="P9"><text:tab/>This keyword sets a variable or a function as local for this file. Because our system already<text:tab/>load each file in it's own memory space and because EventFunctions are accessed by their <text:tab/>name (read further in the next chapter) you should not use this keyword for functions, <text:tab/><text:span text:style-name="T15">otherwise </text:span>eventcalls won't work.</text:p>
      <text:p text:style-name="P9"/>
      <text:p text:style-name="P9"/>
      <text:p text:style-name="P9"/>
      <text:p text:style-name="P9"><text:soft-page-break/></text:p>
      <text:p text:style-name="P9"/>
      <text:p text:style-name="P30">2.2 <text:span text:style-name="T40">– </text:span>Teeworlds Events</text:p>
      <text:p text:style-name="P9"/>
      <text:p text:style-name="P9"><text:tab/>This is an important chapter as it's the core of our API. </text:p>
      <text:p text:style-name="P9"><text:tab/></text:p>
      <text:p text:style-name="P9"><text:tab/>To understand it we should face the following problem :</text:p>
      <text:p text:style-name="P9"><text:tab/><text:tab/>You write your script with its variables, functions etc.</text:p>
      <text:p text:style-name="P9"><text:tab/><text:tab/>But how does Teeworlds know when to call them?</text:p>
      <text:p text:style-name="P9"><text:tab/><text:tab/><text:tab/>=&gt; That's where events come in</text:p>
      <text:p text:style-name="P29"/>
      <text:p text:style-name="P13"><text:tab/><text:tab/>Teeworlds (as many other games, too) has intern events. These are functions in</text:p>
      <text:p text:style-name="P13"><text:tab/><text:tab/>Teeworlds that are called after a specifi<text:span text:style-name="T16">c</text:span> <text:span text:style-name="T16">thing </text:span>happened, and they handle this event.</text:p>
      <text:p text:style-name="P12"><text:tab/><text:tab/>We built our API in a way that allows you to bind your own written Lua-functions to<text:tab/><text:tab/>a specific event that you need. If this event happens in Teeworlds, your function</text:p>
      <text:p text:style-name="P12"><text:tab/><text:tab/>will be called.</text:p>
      <text:p text:style-name="P9"/>
      <text:p text:style-name="P9">Following events are available <text:span text:style-name="T17">in</text:span> Lua (for now) :</text:p>
      <text:p text:style-name="P9"/>
      <text:p text:style-name="P18"><text:tab/>OnTick<text:span text:style-name="T20">()</text:span></text:p>
      <text:p text:style-name="P18"><text:tab/><text:tab/><text:span text:style-name="T30">no parameters</text:span></text:p>
      <text:p text:style-name="P18"/>
      <text:p text:style-name="P18"><text:tab/><text:tab/>Maybe the most important event. A tick <text:span text:style-name="T18">function</text:span>, in game-programming, is <text:tab/><text:tab/><text:tab/>the main function of a game <text:span text:style-name="T18">as it's called a specific number of times per</text:span></text:p>
      <text:p text:style-name="P15"><text:span text:style-name="T18"><text:tab/><text:tab/>second </text:span>and handles all important stuff which happens ingame (moving</text:p>
      <text:p text:style-name="P14"><text:tab/><text:tab/>characters, creat<text:span text:style-name="T18">ing</text:span> new entities like bullets, check for player collision,</text:p>
      <text:p text:style-name="P14"><text:tab/><text:tab/>check<text:span text:style-name="T19">ing</text:span> if a player is hit by a bullet etc.)</text:p>
      <text:p text:style-name="P14"/>
      <text:p text:style-name="P16"><text:tab/><text:tab/>In Teeworlds, the function OnTick is called 50x per second, so every 20ms.</text:p>
      <text:p text:style-name="P17"><text:tab/><text:tab/>You should register a function to this event if you need to <text:span text:style-name="T21">do</text:span> something each game <text:tab/><text:tab/>step, or simply if there is no other event you can bind to to get the script work.</text:p>
      <text:p text:style-name="P9"><text:tab/><text:tab/><text:tab/></text:p>
      <text:p text:style-name="P19"><text:tab/><text:tab/><text:span text:style-name="T22">Important:</text:span><text:span text:style-name="T20"> Make sure that you don't put heavy stuff into your OnTick</text:span></text:p>
      <text:p text:style-name="P31"><text:tab/><text:tab/>function, or it will significantly slow the whole game down!</text:p>
      <text:p text:style-name="P9"/>
      <text:p text:style-name="P9"/>
      <text:p text:style-name="P9"><text:tab/>OnChat(ID, Team, Message) :</text:p>
      <text:p text:style-name="P22"><text:span text:style-name="T26"><text:tab/><text:tab/></text:span><text:span text:style-name="T31">ID</text:span><text:span text:style-name="T26">:<text:tab/><text:tab/>The ID of the player who sent the chat or -1 if it's a server message</text:span></text:p>
      <text:p text:style-name="P22"><text:tab/><text:tab/><text:span text:style-name="T32">Team</text:span><text:span text:style-name="T27">:<text:tab/><text:tab/>Is 1 if the chatmessage is teamchat (the green one), otherwise 0</text:span></text:p>
      <text:p text:style-name="P22"><text:tab/><text:tab/><text:span text:style-name="T33">Message</text:span><text:span text:style-name="T28">:<text:tab/>The chat message itself, in plain text.</text:span></text:p>
      <text:p text:style-name="P9"/>
      <text:p text:style-name="P20"><text:tab/><text:tab/>This event is called when a chatmessage comes in, <text:span text:style-name="T24">either from a player or as</text:span></text:p>
      <text:p text:style-name="P32"><text:tab/><text:tab/>serverchat (the yellow one) from the server.</text:p>
      <text:p text:style-name="P21"><text:tab/><text:tab/>It <text:span text:style-name="T25">passes the ID o</text:span>f the player <text:span text:style-name="T25">who sent the message </text:span>(<text:span text:style-name="T25">more on this later</text:span>),</text:p>
      <text:p text:style-name="P21"><text:tab/><text:tab/>the tea<text:span text:style-name="T25">m </text:span>(allchat or teamchat (the green one)) and the message itself.</text:p>
      <text:p text:style-name="P21"/>
      <text:p text:style-name="P21"/>
      <text:p text:style-name="P9"><text:tab/>OnEnterGame() : </text:p>
      <text:p text:style-name="P9"><text:tab/><text:tab/><text:span text:style-name="T34">no parameters</text:span></text:p>
      <text:p text:style-name="P33"/>
      <text:p text:style-name="P9"><text:tab/><text:tab/>This event is called when you enter (join) a server.</text:p>
      <text:p text:style-name="P9"/>
      <text:p text:style-name="P9"><text:soft-page-break/><text:tab/>OnKill(Killer, Victim, Weapon)</text:p>
      <text:p text:style-name="P9"><text:tab/><text:tab/><text:span text:style-name="T35">Killer</text:span><text:span text:style-name="T41">: ID of the player who scored the kill</text:span></text:p>
      <text:p text:style-name="P9"><text:tab/><text:tab/><text:span text:style-name="T35">Victim</text:span><text:span text:style-name="T41">: ID of the player who got killed</text:span></text:p>
      <text:p text:style-name="P9"><text:tab/><text:tab/><text:span text:style-name="T35">Weapon</text:span><text:span text:style-name="T41">: The weapon which was used my the killer</text:span></text:p>
      <text:p text:style-name="P9"/>
      <text:p text:style-name="P9"><text:tab/><text:tab/>This event is called when a player dies (watch your killmessages on the top right of <text:tab/><text:tab/>the screen).</text:p>
      <text:p text:style-name="P23"><text:tab/><text:tab/><text:span text:style-name="T23">Tip: </text:span><text:span text:style-name="T42">if Killer is equals victim, then it was a self kill (suicide)</text:span></text:p>
      <text:p text:style-name="P23"/>
      <text:p text:style-name="P23"/>
      <text:p text:style-name="P3">X) Lua-API Commandlist</text:p>
      <text:p text:style-name="P3"/>
      <text:p text:style-name="P9">// <text:span text:style-name="T43">TODO: </text:span>rewrite this better :D</text:p>
      <text:p text:style-name="P9"/>
      <text:p text:style-name="P9">Note: </text:p>
      <text:p text:style-name="P9"><text:tab/>Everything that ends with a : <text:span text:style-name="T44">(colon)</text:span> is a function and needs arguments, <text:span text:style-name="T45">at least ()</text:span></text:p>
      <text:p text:style-name="P9"/>
      <text:p text:style-name="P9"><text:tab/>Everything with a . <text:span text:style-name="T46">(dot), </text:span>e.g. Game.Chat.Mode is <text:span text:style-name="T47">treated</text:span> like a variable.</text:p>
      <text:p text:style-name="P9"><text:tab/></text:p>
      <text:p text:style-name="P9"><text:tab/>If there <text:span text:style-name="T48">i</text:span>s a '<text:span text:style-name="T29">-- only get</text:span>' note, <text:span text:style-name="T49">you can only read from it, but not write into it:</text:span></text:p>
      <text:p text:style-name="P9"><text:tab/><text:tab/>var = Game.Chat.Mode <text:tab/><text:tab/>=&gt; Correct</text:p>
      <text:p text:style-name="P9"><text:tab/><text:tab/>Game.Chat.Mode = var<text:tab/><text:tab/>=&gt; Wrong, because you try to write in the <text:span text:style-name="T50">Var</text:span>.</text:p>
      <text:p text:style-name="P9"/>
      <text:p text:style-name="P6">Game</text:p>
      <text:p text:style-name="P9"><text:tab/><text:span text:style-name="T1">Game.Chat</text:span></text:p>
      <text:p text:style-name="P9"><text:tab/><text:tab/>Game.Chat:Say(<text:span text:style-name="T8">(int)</text:span>Team, <text:span text:style-name="T8">(string)</text:span>Message)</text:p>
      <text:p text:style-name="P9"><text:tab/><text:tab/>Game.Chat.Mode<text:tab/><text:tab/><text:tab/><text:tab/>--only get</text:p>
      <text:p text:style-name="P9"/>
      <text:p text:style-name="P9"><text:tab/><text:span text:style-name="T1">Game.Console</text:span></text:p>
      <text:p text:style-name="P9"><text:tab/><text:tab/>Game.Console:ExecuteLine(Line, ID)</text:p>
      <text:p text:style-name="P9"><text:tab/><text:tab/>Game.Console:LineIsValid(Line)</text:p>
      <text:p text:style-name="P9"><text:tab/><text:tab/>Game.Console:Print(<text:span text:style-name="T9">(int)</text:span><text:span text:style-name="T51">Output</text:span>Level, <text:span text:style-name="T7">(string)</text:span>From, <text:span text:style-name="T7">(string)</text:span>Line, <text:span text:style-name="T7">(bool)</text:span>Highlighted)</text:p>
      <text:p text:style-name="P9"/>
      <text:p text:style-name="P9"><text:tab/><text:span text:style-name="T1">Game.ServerInfo</text:span><text:tab/><text:tab/><text:tab/><text:tab/><text:tab/>--only get (for all)</text:p>
      <text:p text:style-name="P9"><text:tab/><text:tab/>Game.ServerInfo.GameMode</text:p>
      <text:p text:style-name="P9"><text:tab/><text:tab/>Game.ServerInfo.Name</text:p>
      <text:p text:style-name="P9"><text:tab/><text:tab/>Game.ServerInfo.Map</text:p>
      <text:p text:style-name="P9"><text:tab/><text:tab/>Game.ServerInfo.Version</text:p>
      <text:p text:style-name="P9"><text:tab/><text:tab/>Game.ServerInfo.IP</text:p>
      <text:p text:style-name="P9"><text:tab/><text:tab/>Game.ServerInfo.Latency</text:p>
      <text:p text:style-name="P9"><text:tab/><text:tab/>Game.ServerInfo.MaxPlayers</text:p>
      <text:p text:style-name="P9"><text:tab/><text:tab/>Game.ServerInfo.NumPlayers</text:p>
      <text:p text:style-name="P9"/>
      <text:p text:style-name="P9"><text:tab/><text:span text:style-name="T1">Game.Emote</text:span></text:p>
      <text:p text:style-name="P9"><text:tab/><text:tab/>Game.Emote:Send(EmoteID)</text:p>
      <text:p text:style-name="P9"><text:tab/><text:tab/>Game.Emote:EyeEmote(EyeEmoteID)</text:p>
      <text:p text:style-name="P9"><text:tab/><text:tab/>Game.Emote.Active<text:tab/><text:tab/><text:tab/><text:tab/>--only get</text:p>
      <text:p text:style-name="P9"/>
      <text:p text:style-name="P9"><text:tab/><text:span text:style-name="T1">Game.HUD</text:span></text:p>
      <text:p text:style-name="P9"><text:tab/><text:tab/>Game.HUD:PushNotification(Text, <text:span text:style-name="T10">(</text:span><text:span text:style-name="T7">vec4</text:span><text:span text:style-name="T10">)</text:span>Color)</text:p>
      <text:p text:style-name="P9"/>
      <text:p text:style-name="P9"><text:soft-page-break/><text:tab/><text:span text:style-name="T1">Game.Menus</text:span></text:p>
      <text:p text:style-name="P9"><text:tab/><text:tab/>Game.Menus.Active<text:tab/><text:tab/><text:tab/><text:tab/>--only get</text:p>
      <text:p text:style-name="P9"><text:tab/><text:tab/>Game.Menus.ActivePage<text:tab/><text:tab/><text:tab/>--get &amp; set</text:p>
      <text:p text:style-name="P9"><text:tab/><text:tab/>Game.Menus.MousePos<text:tab/><text:tab/><text:tab/>--get &amp; set; vec2 !</text:p>
      <text:p text:style-name="P6"/>
      <text:p text:style-name="P6"/>
      <text:p text:style-name="P6"/>
      <text:p text:style-name="P7"/>
      <text:p text:style-name="P24"><text:tab/><text:span text:style-name="T1">Game.</text:span><text:span text:style-name="T2">Voting</text:span><text:span text:style-name="T14"><text:tab/><text:tab/><text:tab/><text:tab/><text:tab/>--only get (for all)</text:span></text:p>
      <text:p text:style-name="P10"><text:tab/><text:tab/>Game.<text:span text:style-name="T14">Voting</text:span>.<text:span text:style-name="T14">CallvoteSpectate(ClientID, Reason)</text:span></text:p>
      <text:p text:style-name="P11"><text:tab/><text:tab/>Game.<text:span text:style-name="T14">Voting</text:span>.<text:span text:style-name="T14">CallvoteKick(ClientID, Reason)</text:span></text:p>
      <text:p text:style-name="P11"><text:tab/><text:tab/>Game.<text:span text:style-name="T14">Voting</text:span>.<text:span text:style-name="T14">CallvoteOption(OptionD, Reason)</text:span></text:p>
      <text:p text:style-name="P26"><text:tab/><text:tab/>Game.Voting.Vote(v)<text:tab/><text:tab/><text:tab/><text:tab/>-- 1 = yes, -1 = no</text:p>
      <text:p text:style-name="P26"><text:tab/><text:tab/>Game.Voting.SecondsLeft</text:p>
      <text:p text:style-name="P26"><text:tab/><text:tab/>Game.Voting.IsVoting</text:p>
      <text:p text:style-name="P26"><text:tab/><text:tab/>Game.Voting.TakenChoise<text:tab/><text:tab/><text:tab/>-- what did the player vote?</text:p>
      <text:p text:style-name="P9"><text:tab/><text:tab/></text:p>
      <text:p text:style-name="P9"><text:tab/><text:span text:style-name="T1">Game.Input</text:span></text:p>
      <text:p text:style-name="P9"><text:tab/><text:tab/>Game.Input.Direction</text:p>
      <text:p text:style-name="P9"><text:tab/><text:tab/>Game.Input.Fire</text:p>
      <text:p text:style-name="P9"><text:tab/><text:tab/>Game.Input.Hook</text:p>
      <text:p text:style-name="P9"><text:tab/><text:tab/>Game.Input.Jump</text:p>
      <text:p text:style-name="P9"><text:tab/><text:tab/>Game.Input.WantedWeapon</text:p>
      <text:p text:style-name="P9"><text:tab/><text:tab/>Game.Input.TargetX</text:p>
      <text:p text:style-name="P9"><text:tab/><text:tab/>Game.Input.TargetY<text:tab/><text:tab/><text:tab/><text:tab/>--all get &amp; set <text:span text:style-name="T52">u</text:span>ntil here</text:p>
      <text:p text:style-name="P9"><text:tab/><text:tab/>//Messis Keysachen da</text:p>
      <text:p text:style-name="P9"/>
      <text:p text:style-name="P9"/>
      <text:p text:style-name="P9"><text:tab/><text:span text:style-name="T1">Game.Collision</text:span></text:p>
      <text:p text:style-name="P9"><text:tab/><text:tab/>//do the functions as property first</text:p>
      <text:p text:style-name="P9"/>
      <text:p text:style-name="P9"/>
      <text:p text:style-name="P9"><text:tab/><text:span text:style-name="T1">Game.Ui</text:span></text:p>
      <text:p text:style-name="P9"><text:tab/><text:tab/>Game.Ui:DoLabel(UIRect rect, Text, <text:span text:style-name="T7">(float)</text:span>Size, Align, MaxWidth, <text:span text:style-name="T7">(char)</text:span>Highlight)</text:p>
      <text:p text:style-name="P9"/>
      <text:p text:style-name="P9"><text:tab/><text:span text:style-name="T1">Game.LocalTee</text:span><text:tab/><text:tab/><text:tab/><text:tab/><text:tab/>--only get!</text:p>
      <text:p text:style-name="P9"><text:tab/><text:tab/>Game.LocalTee.Pos<text:tab/><text:tab/><text:tab/><text:tab/>--vec2</text:p>
      <text:p text:style-name="P9"><text:tab/><text:tab/>Game.LocalTee.Vel<text:tab/><text:tab/><text:tab/><text:tab/>--vec2</text:p>
      <text:p text:style-name="P9"><text:tab/><text:tab/>Game.LocalTee.Hook</text:p>
      <text:p text:style-name="P9"><text:tab/><text:tab/>Game.LocalTee.Collision</text:p>
      <text:p text:style-name="P9"><text:tab/><text:tab/>Game.LocalTee.HookPos<text:tab/><text:tab/><text:tab/>--vec2</text:p>
      <text:p text:style-name="P9"><text:tab/><text:tab/>Game.LocalTee.HookDir<text:tab/><text:tab/><text:tab/>--vec2</text:p>
      <text:p text:style-name="P9"><text:tab/><text:tab/>Game.LocalTee.HookTick</text:p>
      <text:p text:style-name="P9"><text:tab/><text:tab/>Game.LocalTee.HookState</text:p>
      <text:p text:style-name="P9"><text:tab/><text:tab/>Game.LocalTee.HookedPlayer</text:p>
      <text:p text:style-name="P9"><text:tab/><text:tab/>Game.LocalTee.Weapon</text:p>
      <text:p text:style-name="P9"><text:tab/><text:tab/>Game.LocalTee.Direction</text:p>
      <text:p text:style-name="P9"><text:tab/><text:tab/>Game.LocalTee.Angle</text:p>
      <text:p text:style-name="P9"><text:tab/><text:tab/>Game.LocalTee.Jumps</text:p>
      <text:p text:style-name="P9"><text:tab/><text:tab/>Game.LocalTee.JumpeTotal</text:p>
      <text:p text:style-name="P9"><text:tab/><text:tab/>Game.LocalTee.Jumped</text:p>
      <text:p text:style-name="P9"><text:tab/></text:p>
      <text:p text:style-name="P9"><text:soft-page-break/><text:tab/><text:span text:style-name="T1">Game.LocalCID</text:span><text:tab/><text:tab/><text:tab/><text:tab/><text:tab/>--simply a <text:span text:style-name="T53">number </text:span>variable</text:p>
      <text:p text:style-name="P9"/>
      <text:p text:style-name="P9"><text:tab/>(ID goes from 0 – 63 and represents the ingame ID of a player (see Scoreboard)).</text:p>
      <text:p text:style-name="P9"/>
      <text:p text:style-name="P9"><text:tab/><text:span text:style-name="T1">Game.Players(ID)</text:span><text:tab/><text:tab/><text:tab/><text:tab/><text:tab/>--ID = player's ID (in scoreboard etc)</text:p>
      <text:p text:style-name="P9"><text:tab/><text:tab/>Game.Players(ID).ColorBody<text:tab/><text:tab/>--only getter for all, too</text:p>
      <text:p text:style-name="P9"><text:tab/><text:tab/>Game.Players(ID).ColorFeet</text:p>
      <text:p text:style-name="P9"><text:tab/><text:tab/>Game.Players(ID).UseCustomColor</text:p>
      <text:p text:style-name="P9"><text:tab/><text:tab/>Game.Players(ID).SkinID</text:p>
      <text:p text:style-name="P9"><text:tab/><text:tab/>Game.Players(ID).SkinColor</text:p>
      <text:p text:style-name="P9"><text:tab/><text:tab/>Game.Players(ID).Country</text:p>
      <text:p text:style-name="P9"><text:tab/><text:tab/>Game.Players(ID).Team</text:p>
      <text:p text:style-name="P9"><text:tab/><text:tab/>Game.Players(ID).Emote</text:p>
      <text:p text:style-name="P9"><text:tab/><text:tab/>Game.Players(ID).Friend<text:tab/><text:tab/><text:tab/>--not sure if this works :/</text:p>
      <text:p text:style-name="P9"><text:tab/><text:tab/>Game.Players(ID).Foe</text:p>
      <text:p text:style-name="P9"><text:tab/><text:tab/>Game.Players(ID).Name</text:p>
      <text:p text:style-name="P9"><text:tab/><text:tab/>Game.Players(ID).Clan</text:p>
      <text:p text:style-name="P9"><text:tab/><text:tab/>Game.Players(ID).SkinName</text:p>
      <text:p text:style-name="P9"/>
      <text:p text:style-name="P9"><text:tab/><text:tab/><text:span text:style-name="T1">Game.Players(ID).Tee</text:span><text:tab/><text:tab/><text:tab/><text:tab/>--only getter</text:p>
      <text:p text:style-name="P9"><text:tab/><text:tab/><text:tab/>Game.Players(ID).Pos<text:tab/><text:tab/><text:tab/>--vec2</text:p>
      <text:p text:style-name="P9"><text:tab/><text:tab/><text:tab/>Game.Players(ID).Vel<text:tab/><text:tab/><text:tab/>--vec2</text:p>
      <text:p text:style-name="P9"><text:tab/><text:tab/><text:tab/>Game.Players(ID).Hook</text:p>
      <text:p text:style-name="P9"><text:tab/><text:tab/><text:tab/>Game.Players(ID).Collision</text:p>
      <text:p text:style-name="P9"><text:tab/><text:tab/><text:tab/>Game.Players(ID).HookPos<text:tab/><text:tab/><text:tab/>--vec2</text:p>
      <text:p text:style-name="P9"><text:tab/><text:tab/><text:tab/>Game.Players(ID).HookDir<text:tab/><text:tab/><text:tab/>--vec2</text:p>
      <text:p text:style-name="P9"><text:tab/><text:tab/><text:tab/>Game.Players(ID).HookTick</text:p>
      <text:p text:style-name="P9"><text:tab/><text:tab/><text:tab/>Game.Players(ID).HookState</text:p>
      <text:p text:style-name="P9"><text:tab/><text:tab/><text:tab/>Game.Players(ID).HookedPlayer</text:p>
      <text:p text:style-name="P9"><text:tab/><text:tab/><text:tab/>Game.Players(ID).Weapon</text:p>
      <text:p text:style-name="P9"><text:tab/><text:tab/><text:tab/>Game.Players(ID).Direction</text:p>
      <text:p text:style-name="P9"><text:tab/><text:tab/><text:tab/>Game.Players(ID).Angle</text:p>
      <text:p text:style-name="P9"><text:tab/><text:tab/><text:tab/>Game.Players(ID).Jumps</text:p>
      <text:p text:style-name="P9"><text:tab/><text:tab/><text:tab/>Game.Players(ID).JumpeTotal</text:p>
      <text:p text:style-name="P9"><text:tab/><text:tab/><text:tab/>Game.Players(ID).Jumped</text:p>
      <text:p text:style-name="P9"><text:tab/><text:tab/></text:p>
      <text:p text:style-name="P9"/>
      <text:p text:style-name="P9"><text:tab/><text:span text:style-name="T1">Game.Client</text:span></text:p>
      <text:p text:style-name="P9"><text:tab/><text:tab/>Game.Client.Tick<text:tab/><text:tab/><text:tab/><text:tab/>--important getter</text:p>
      <text:p text:style-name="P9"><text:tab/><text:tab/>Game.Client.LocalTime<text:tab/><text:tab/><text:tab/>--<text:span text:style-name="T54">time in seconds since the client runs</text:span></text:p>
      <text:p text:style-name="P9"><text:tab/><text:tab/>Game.Client:Connect(Address)</text:p>
      <text:p text:style-name="P9"><text:tab/><text:tab/>Game.Client:Disconnect()</text:p>
      <text:p text:style-name="P9"><text:tab/><text:tab/>Game.Client:DummyConnect()</text:p>
      <text:p text:style-name="P9"><text:tab/><text:tab/>Game.Client:DummyDisconnect(Reason)</text:p>
      <text:p text:style-name="P9"><text:tab/><text:tab/>Game.Client:DummyConnected()<text:tab/><text:tab/>--do this as property</text:p>
      <text:p text:style-name="P9"><text:tab/><text:tab/>Game.Client:DummyConnecting()<text:tab/><text:tab/>--this too</text:p>
      <text:p text:style-name="P9"><text:tab/><text:tab/>Game.Client:SendInfo(<text:span text:style-name="T7">(bool)</text:span>Start)<text:tab/><text:tab/>--<text:span text:style-name="T55">usually pass </text:span><text:span text:style-name="T36">false</text:span></text:p>
      <text:p text:style-name="P9"><text:tab/><text:tab/>Game.Client:RconAuth(Name, PW)<text:tab/><text:tab/>--?</text:p>
      <text:p text:style-name="P9"><text:tab/><text:tab/>Game.Client:RconSend(Command)</text:p>
      <text:p text:style-name="P9"><text:tab/><text:tab/>Game.Client:RconAuthed()<text:tab/><text:tab/><text:tab/>--do this as property</text:p>
      <text:p text:style-name="P9"><text:tab/><text:tab/>Game.Client.FPS<text:tab/><text:tab/><text:tab/><text:tab/>--only get</text:p>
      <text:p text:style-name="P9"><text:tab/><text:tab/>Game.Client.State<text:tab/><text:tab/><text:tab/><text:tab/>--only get</text:p>
      <text:p text:style-name="P9"><text:soft-page-break/><text:tab/><text:tab/>Game.Client:DemoStart(Filename, <text:span text:style-name="T7">(bool)</text:span>WithTimestamp, <text:span text:style-name="T7">(int)</text:span>Recorder)</text:p>
      <text:p text:style-name="P9"><text:tab/><text:tab/>Game.Client:DemoStop(<text:span text:style-name="T7">(int)</text:span>Recorder)</text:p>
      <text:p text:style-name="P9"><text:tab/><text:tab/>Game.Client:Quit()</text:p>
      <text:p text:style-name="P9"/>
      <text:p text:style-name="P6">Graphics</text:p>
      <text:p text:style-name="P9"/>
      <text:p text:style-name="P9"><text:tab/><text:span text:style-name="T1">Graphics.Engine</text:span></text:p>
      <text:p text:style-name="P9"><text:tab/><text:tab/>Graphics.Engine:QuadsBegin()</text:p>
      <text:p text:style-name="P9"><text:tab/><text:tab/>Graphics.Engine:QuadsEnd()</text:p>
      <text:p text:style-name="P9"><text:tab/><text:tab/>Graphics.Engine:LinesBegin()</text:p>
      <text:p text:style-name="P9"><text:tab/><text:tab/>Graphics.Engine:LinesEnd()</text:p>
      <text:p text:style-name="P9"><text:tab/><text:tab/>Graphics.Engine:SetRotation(Angle)</text:p>
      <text:p text:style-name="P9"><text:tab/><text:tab/>Graphics.Engine:SetColor(r, g, b, a)</text:p>
      <text:p text:style-name="P9"><text:tab/><text:tab/>Graphics.Engine:BlendNone()</text:p>
      <text:p text:style-name="P9"><text:tab/><text:tab/>Graphics.Engine:BlendNormal()</text:p>
      <text:p text:style-name="P9"><text:tab/><text:tab/>Graphics.Engine:BlendAdditive()</text:p>
      <text:p text:style-name="P9"><text:tab/><text:tab/>Graphics.Engine:MapScreen(TopLeftX, TopLeftY, BottomRightX, BottomRightY)</text:p>
      <text:p text:style-name="P9"><text:tab/><text:tab/>Graphics.Engine.ScreenWidth</text:p>
      <text:p text:style-name="P9"><text:tab/><text:tab/>Graphics.Engine.ScreenHeight</text:p>
      <text:p text:style-name="P9"/>
      <text:p text:style-name="P9"/>
      <text:p text:style-name="P9"/>
      <text:p text:style-name="P6">Config</text:p>
      <text:p text:style-name="P6"/>
      <text:p text:style-name="P9"><text:tab/>Config.PlayerName</text:p>
      <text:p text:style-name="P9"><text:tab/>Config.PlayerClan</text:p>
      <text:p text:style-name="P9"><text:tab/>Config.Skin</text:p>
      <text:p text:style-name="P9"><text:tab/>Config.PlayerCountr<text:span text:style-name="T57">y</text:span></text:p>
      <text:p text:style-name="P9"><text:tab/>Config.PlayerColorBody</text:p>
      <text:p text:style-name="P9"><text:tab/>Config.PlayerColorFeet</text:p>
      <text:p text:style-name="P9"><text:tab/>Config.PlayerUseCustomColor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5"/>
      <text:p text:style-name="P25"/>
      <text:p text:style-name="P25"/>
      <text:p text:style-name="P25"/>
      <text:p text:style-name="P25"/>
      <text:p text:style-name="P27">This documentation is not completed yet.</text:p>
      <text:p text:style-name="P25">Version 0.1-<text:span text:style-name="T56">rev4 March 16 2016 for Client </text:span><text:span text:style-name="T37">beta</text:span><text:span text:style-name="T38">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27M39S</meta:editing-duration>
    <meta:editing-cycles>213</meta:editing-cycles>
    <meta:generator>LibreOffice/4.1.3.2$Linux_X86_64 LibreOffice_project/410m0$Build-2</meta:generator>
    <dc:date>2016-03-27T13:29:38.453607568</dc:date>
    <meta:document-statistic meta:table-count="0" meta:image-count="0" meta:object-count="0" meta:page-count="13" meta:paragraph-count="387" meta:word-count="2838" meta:character-count="18449" meta:non-whitespace-character-count="15167"/>
    <meta:user-defined meta:name="Info 1"/>
    <meta:user-defined meta:name="Info 2"/>
    <meta:user-defined meta:name="Info 3"/>
    <meta:user-defined meta:name="Info 4"/>
  </office:meta>
</office:document-meta>
</file>